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2.75cm" fo:min-width="20.55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33cm" fo:min-width="3.85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64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objectwithoutfill">
      <style:graphic-properties draw:fill="none" draw:fill-color="#000000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marker-start="Circle" draw:marker-start-width="0.3cm" draw:marker-end="" draw:marker-end-width="0.3cm" draw:fill-color="#000000" draw:textarea-vertical-align="middle" loext:decorative="false"/>
    </style:style>
    <style:style style:name="gr9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2.449cm" fo:min-width="4.5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8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opacity="0%" draw:textarea-horizontal-align="justify" draw:textarea-vertical-align="middle" draw:auto-grow-height="false" fo:min-height="1.5cm" fo:min-width="6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16" style:family="graphic" style:parent-style-name="standard">
      <style:graphic-properties svg:stroke-color="#000000" draw:opacity="0%" draw:textarea-horizontal-align="justify" draw:textarea-vertical-align="middle" draw:auto-grow-height="false" fo:min-height="1.199cm" fo:min-width="4.5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8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05cm" svg:height="3cm" svg:x="4.7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56cm" svg:height="2.639cm" svg:x="4.894cm" svg:y="4.65cm">
          <draw:text-box>
            <text:p text:style-name="P2"><text:span text:style-name="T1">inform-about-value</text:span></text:p>
            <text:p text:style-name="P2"><text:span text:style-name="T1">for-each-except</text:span></text:p>
            <text:p text:style-name="P2"><text:span text:style-name="T1">make-connector</text:span></text:p>
            <text:p text:style-name="P2"><text:span text:style-name="T1">set-value!</text:span></text:p>
            <text:p text:style-name="P2"><text:span text:style-name="T1">a:</text:span></text:p>
            <text:p text:style-name="P2"><text:span text:style-name="T1">b: E2 </text:span></text:p>
          </draw:text-box>
        </draw:frame>
        <draw:frame draw:style-name="gr3" draw:text-style-name="P4" draw:layer="layout" svg:width="1.764cm" svg:height="1.047cm" svg:x="2.1cm" svg:y="5.2cm">
          <draw:text-box>
            <text:p><text:span text:style-name="T1">gl</text:span><text:span text:style-name="T1">ob</text:span><text:span text:style-name="T1">al</text:span></text:p>
            <text:p><text:span text:style-name="T1">en</text:span><text:span text:style-name="T1">v</text:span></text:p>
          </draw:text-box>
        </draw:frame>
        <draw:line draw:style-name="gr4" draw:text-style-name="P5" draw:layer="layout" svg:x1="3.7cm" svg:y1="5.7cm" svg:x2="4.7cm" svg:y2="5.7cm">
          <text:p/>
        </draw:line>
        <draw:custom-shape draw:style-name="gr5" draw:text-style-name="P1" draw:layer="layout" svg:width="1cm" svg:height="1cm" svg:x="5.701cm" svg:y="1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6.701cm" svg:y="1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958cm" svg:y1="6.551cm" svg:x2="6.751cm" svg:y2="6.551cm">
          <text:p/>
        </draw:line>
        <draw:line draw:style-name="gr7" draw:text-style-name="P6" draw:layer="layout" svg:x1="6.751cm" svg:y1="6.551cm" svg:x2="6.751cm" svg:y2="11.901cm">
          <text:p/>
        </draw:line>
        <draw:line draw:style-name="gr8" draw:text-style-name="P7" draw:layer="layout" svg:x1="7.051cm" svg:y1="12.351cm" svg:x2="10.451cm" svg:y2="12.351cm">
          <text:p/>
        </draw:line>
        <draw:line draw:style-name="gr9" draw:text-style-name="P7" draw:layer="layout" svg:x1="10.451cm" svg:y1="12.351cm" svg:x2="10.5cm" svg:y2="11.25cm">
          <text:p/>
        </draw:line>
        <draw:custom-shape draw:style-name="gr10" draw:text-style-name="P1" draw:layer="layout" svg:width="5.05cm" svg:height="2.699cm" svg:x="8.751cm" svg:y="8.55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7.451cm" svg:y="8.951cm">
          <draw:text-box>
            <text:p><text:span text:style-name="T1">E1</text:span></text:p>
          </draw:text-box>
        </draw:frame>
        <draw:line draw:style-name="gr4" draw:text-style-name="P5" draw:layer="layout" svg:x1="8.251cm" svg:y1="9.254cm" svg:x2="8.751cm" svg:y2="9.254cm">
          <text:p/>
        </draw:line>
        <draw:frame draw:style-name="gr12" draw:text-style-name="P4" draw:layer="layout" svg:width="4.67cm" svg:height="2.298cm" svg:x="9.08cm" svg:y="8.702cm">
          <draw:text-box>
            <text:p><text:span text:style-name="T1">value: 10</text:span></text:p>
            <text:p><text:span text:style-name="T1">informant: ‘user</text:span></text:p>
            <text:p><text:span text:style-name="T1">constraints: ‘()</text:span></text:p>
            <text:p><text:span text:style-name="T1">set-my-value:</text:span></text:p>
            <text:p><text:span text:style-name="T1">...</text:span></text:p>
          </draw:text-box>
        </draw:frame>
        <draw:line draw:style-name="gr9" draw:text-style-name="P7" draw:layer="layout" svg:x1="10.401cm" svg:y1="8.551cm" svg:x2="10.401cm" svg:y2="7.551cm">
          <text:p/>
        </draw:line>
        <draw:line draw:style-name="gr9" draw:text-style-name="P7" draw:layer="layout" svg:x1="10.402cm" svg:y1="8.552cm" svg:x2="10.402cm" svg:y2="7.552cm">
          <text:p/>
        </draw:line>
        <draw:frame draw:style-name="gr13" draw:text-style-name="P4" draw:layer="layout" svg:width="4cm" svg:height="1cm" svg:x="4.75cm" svg:y="13.25cm">
          <draw:text-box>
            <text:p><text:span text:style-name="T1">(make-connector)</text:span></text:p>
          </draw:text-box>
        </draw:frame>
        <draw:custom-shape draw:style-name="gr5" draw:text-style-name="P1" draw:layer="layout" svg:width="1cm" svg:height="1cm" svg:x="15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6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7.25cm" svg:y1="11.4cm" svg:x2="20.65cm" svg:y2="11.4cm">
          <text:p/>
        </draw:line>
        <draw:line draw:style-name="gr9" draw:text-style-name="P7" draw:layer="layout" svg:x1="20.65cm" svg:y1="11.4cm" svg:x2="20.699cm" svg:y2="10.299cm">
          <text:p/>
        </draw:line>
        <draw:custom-shape draw:style-name="gr14" draw:text-style-name="P1" draw:layer="layout" svg:width="6.8cm" svg:height="1.75cm" svg:x="18.95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17.65cm" svg:y="8.9cm">
          <draw:text-box>
            <text:p><text:span text:style-name="T1">E4</text:span></text:p>
          </draw:text-box>
        </draw:frame>
        <draw:line draw:style-name="gr4" draw:text-style-name="P5" draw:layer="layout" svg:x1="18.45cm" svg:y1="9.203cm" svg:x2="18.95cm" svg:y2="9.203cm">
          <text:p/>
        </draw:line>
        <draw:frame draw:style-name="gr12" draw:text-style-name="P4" draw:layer="layout" svg:width="6.721cm" svg:height="2.298cm" svg:x="19.029cm" svg:y="8.702cm">
          <draw:text-box>
            <text:p><text:span text:style-name="T1">exception: ‘user</text:span></text:p>
            <text:p><text:span text:style-name="T1">procedure: inform-</text:span><text:span text:style-name="T1">about-value</text:span></text:p>
            <text:p><text:span text:style-name="T1">list: ‘()</text:span></text:p>
          </draw:text-box>
        </draw:frame>
        <draw:line draw:style-name="gr9" draw:text-style-name="P7" draw:layer="layout" svg:x1="20.6cm" svg:y1="8.5cm" svg:x2="20.6cm" svg:y2="7.5cm">
          <text:p/>
        </draw:line>
        <draw:line draw:style-name="gr4" draw:text-style-name="P5" draw:layer="layout" svg:x1="18.451cm" svg:y1="9.204cm" svg:x2="18.951cm" svg:y2="9.204cm">
          <text:p/>
        </draw:line>
        <draw:line draw:style-name="gr9" draw:text-style-name="P7" draw:layer="layout" svg:x1="20.601cm" svg:y1="8.501cm" svg:x2="20.601cm" svg:y2="7.501cm">
          <text:p/>
        </draw:line>
        <draw:frame draw:style-name="gr15" draw:text-style-name="P4" draw:layer="layout" svg:width="11.051cm" svg:height="1.445cm" svg:x="14.949cm" svg:y="12.299cm">
          <draw:text-box>
            <text:p><text:span text:style-name="T1">(for-each-except </text:span><text:span text:style-name="T1">‘user inform-</text:span><text:span text:style-name="T1">about-value ‘())</text:span></text:p>
          </draw:text-box>
        </draw:frame>
        <draw:custom-shape draw:style-name="gr16" draw:text-style-name="P1" draw:layer="layout" svg:width="5.05cm" svg:height="1.449cm" svg:x="11.05cm" svg:y="14.80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9.75cm" svg:y="15.201cm">
          <draw:text-box>
            <text:p><text:span text:style-name="T1">E3</text:span></text:p>
          </draw:text-box>
        </draw:frame>
        <draw:line draw:style-name="gr4" draw:text-style-name="P5" draw:layer="layout" svg:x1="10.55cm" svg:y1="15.504cm" svg:x2="11.05cm" svg:y2="15.504cm">
          <text:p/>
        </draw:line>
        <draw:frame draw:style-name="gr17" draw:text-style-name="P4" draw:layer="layout" svg:width="4.67cm" svg:height="1.048cm" svg:x="11.379cm" svg:y="14.952cm">
          <draw:text-box>
            <text:p><text:span text:style-name="T1">newval: </text:span><text:span text:style-name="T1">10</text:span></text:p>
            <text:p><text:span text:style-name="T1">setter: </text:span><text:span text:style-name="T1">‘user</text:span></text:p>
          </draw:text-box>
        </draw:frame>
        <draw:line draw:style-name="gr9" draw:text-style-name="P7" draw:layer="layout" svg:x1="12.701cm" svg:y1="14.802cm" svg:x2="12.75cm" svg:y2="11.25cm">
          <text:p/>
        </draw:line>
        <draw:custom-shape draw:style-name="gr5" draw:text-style-name="P1" draw:layer="layout" svg:width="1cm" svg:height="1cm" svg:x="7.201cm" svg:y="1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8.201cm" svg:y="1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8.551cm" svg:y1="17.401cm" svg:x2="11.951cm" svg:y2="17.401cm">
          <text:p/>
        </draw:line>
        <draw:line draw:style-name="gr9" draw:text-style-name="P7" draw:layer="layout" svg:x1="11.951cm" svg:y1="17.401cm" svg:x2="12cm" svg:y2="16.3cm">
          <text:p/>
        </draw:line>
        <draw:frame draw:style-name="gr18" draw:text-style-name="P4" draw:layer="layout" svg:width="6.25cm" svg:height="1.047cm" svg:x="6.25cm" svg:y="18.3cm">
          <draw:text-box>
            <text:p><text:span text:style-name="T1">(set-my-</text:span><text:span text:style-name="T1">value 10 </text:span><text:span text:style-name="T1">‘user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5-07-19T10:29:55.060913385</dc:date>
    <meta:editing-duration>PT52M11S</meta:editing-duration>
    <meta:editing-cycles>7</meta:editing-cycles>
    <meta:document-statistic meta:object-count="39"/>
  </office:meta>
</office:document-meta>
</file>